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Explanation: Show Graphing Program</text:p>
      <text:p text:style-name="P1"/>
      <text:p text:style-name="P2">This explains how the Show Graphing programs work that produce graphs in <text:a xlink:type="simple" xlink:href="smb://uknas001/../Q:/SHOW">Q:\SHOW</text:a> Graphs\</text:p>
      <text:p text:style-name="P2"/>
      <text:p text:style-name="P2">First things first, the graphs are produced by two separate programs working in tandem:</text:p>
      <text:p text:style-name="P2"/>
      <text:list xml:id="list2882808178536820916" text:style-name="L1">
        <text:list-item>
          <text:p text:style-name="P9">Email Reader</text:p>
        </text:list-item>
        <text:list-item>
          <text:p text:style-name="P9">Graphing Program</text:p>
        </text:list-item>
      </text:list>
      <text:p text:style-name="P1"/>
      <text:p text:style-name="P2">Both programs reside on the lime server in <text:a xlink:type="simple" xlink:href="smb://uknas001/../C:/Program">C:\Program</text:a> Files\PhoneGraphs. <text:s/>They run on startup via HKLM\Software\Microsoft\Windows\Current Version\Run, which unfortunately means lime has to be logged in for these to work.</text:p>
      <text:p text:style-name="P2"/>
      <text:p text:style-name="P2">By default, TVA Admin auto logs into this server in order to satisfy this demand.</text:p>
      <text:p text:style-name="P2"/>
      <text:p text:style-name="P5"><text:span text:style-name="T1">Email Reader – </text:span><text:span text:style-name="T3">showEmailReceiver.jar</text:span></text:p>
      <text:p text:style-name="P10"/>
      <text:p text:style-name="P3">This simply sits there all day reading any new emails that come in to the showstats email inbox.</text:p>
      <text:p text:style-name="P3"/>
      <text:p text:style-name="P3">UN: showstats</text:p>
      <text:p text:style-name="P3">PW: N3wssmsas1a</text:p>
      <text:p text:style-name="P3"/>
      <text:p text:style-name="P3">Once an email has been processed, it is deleted from the INBOX to keep space requirements on the server down. <text:s/>A quick check to see if this program is working would be to open Outlook as that user, you should see only 1 or 2 recent emails if all is going well. </text:p>
      <text:p text:style-name="P3"/>
      <text:p text:style-name="P3">This program checks the INBOX every 30seconds ish for new emails and processes them accordingly.</text:p>
      <text:p text:style-name="P3"/>
      <text:p text:style-name="P3">All useful info is transferred to the stats MySQL database on lime and into the show_emails table. <text:s/></text:p>
      <text:p text:style-name="P3"/>
      <text:p text:style-name="P3">The program only deals with text messages sent to <text:a xlink:type="simple" xlink:href="mailto:smshindi@thevoiceasia.com">smshindi@thevoiceasia.com</text:a> and all of the show emails e.g. <text:a xlink:type="simple" xlink:href="mailto:SAH@thevoiceasia.com">SAH@thevoiceasia.com</text:a>. <text:s/>Any other emails are ignored as these will be either internal or from our website such as competition entries.</text:p>
      <text:p text:style-name="P3"/>
      <text:p text:style-name="P6">Emails</text:p>
      <text:p text:style-name="P6"/>
      <text:p text:style-name="P3">These are easy to categorise as it simply gets the show code from the email e.g. SAH and then assigns that to the SAH show.</text:p>
      <text:p text:style-name="P3"/>
      <text:p text:style-name="P6">SMS Messages</text:p>
      <text:p text:style-name="P6"/>
      <text:p text:style-name="P3">SMS messages are sent to a generic <text:a xlink:type="simple" xlink:href="mailto:smshindi@thevoiceasia.com">smshindi@thevoiceasia.com</text:a> so in order to figure out what show these belong to, they are sorted by time sent and then cross referenced to the show_details table in the same database.</text:p>
      <text:p text:style-name="P3"/>
      <text:p text:style-name="P3">The time is based on IST with messages converted accordingly.</text:p>
      <text:p text:style-name="P3"/>
      <text:p text:style-name="P4"/>
      <text:p text:style-name="P7">Graphing Program – <text:span text:style-name="T2">showGraphs.jar</text:span></text:p>
      <text:p text:style-name="P1"/>
      <text:p text:style-name="P2">This is the complicated part of the program. <text:s/>It looks up the show_emails table and graphs the emails and SMS messages for each show.</text:p>
      <text:p text:style-name="P2"/>
      <text:p text:style-name="P2">In conjunction to this, it looks up the phone call database which is also on lime under the asteriskcdrdb database. <text:s/>Phone calls are treated like SMS messages in as much as they are referenced by time via the show_details table.</text:p>
      <text:p text:style-name="P2"/>
      <text:p text:style-name="P2">This program is run every 3 hours starting from 00:30. <text:s/>At midnight it produces a graph for the entire previous day. <text:s/>If 00:30 falls on a Monday it produces a graph for the previous week. <text:s/>If 00:30 falls on the 1<text:span text:style-name="T4">st</text:span> of the month then the previous months graph is produced.</text:p>
      <text:p text:style-name="P1"/>
      <text:p text:style-name="P2">In order to help with future stats usage, all the info gathered during this process is saved to the graph_values table. <text:s/>This isn't used as yet but can be used for easy retrieval of data into Excel or something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3T12:09:18</meta:creation-date>
    <dc:date>2011-09-23T12:25:00</dc:date>
    <meta:editing-duration>PT2S</meta:editing-duration>
    <meta:editing-cycles>1</meta:editing-cycles>
    <meta:generator>LibreOffice/4.1.2.3$Linux_X86_64 LibreOffice_project/410m0$Build-3</meta:generator>
    <meta:document-statistic meta:table-count="0" meta:image-count="0" meta:object-count="0" meta:page-count="2" meta:paragraph-count="25" meta:word-count="462" meta:character-count="2702" meta:non-whitespace-character-count="2253"/>
  </office:meta>
</office:document-meta>
</file>